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njaliOldLipi" svg:font-family="AnjaliOldLipi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Dyuthi" svg:font-family="Dyuth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653cm" fo:margin-left="0cm" fo:margin-top="0cm" fo:margin-bottom="0cm" table:align="left" style:writing-mode="lr-tb"/>
    </style:style>
    <style:style style:name="Table2.A" style:family="table-column">
      <style:table-column-properties style:column-width="5.271cm"/>
    </style:style>
    <style:style style:name="Table2.B" style:family="table-column">
      <style:table-column-properties style:column-width="12.381cm"/>
    </style:style>
    <style:style style:name="Table2.1" style:family="table-row">
      <style:table-row-properties style:min-row-height="0.69cm" fo:keep-together="auto"/>
    </style:style>
    <style:style style:name="Table2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2.B1" style:family="table-cell">
      <style:table-cell-properties fo:padding-left="0.164cm" fo:padding-right="0.191cm" fo:padding-top="0cm" fo:padding-bottom="0cm" fo:border="0.5pt solid #808080"/>
    </style:style>
    <style:style style:name="Table2.2" style:family="table-row">
      <style:table-row-properties style:min-row-height="1.164cm" fo:keep-together="auto"/>
    </style:style>
    <style:style style:name="Table2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2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2.B3" style:family="table-cell">
      <style:table-cell-properties style:vertical-align="middle" fo:padding-left="0.164cm" fo:padding-right="0.191cm" fo:padding-top="0cm" fo:padding-bottom="0cm" fo:border="0.5pt solid #c0c0c0"/>
    </style:style>
    <style:style style:name="Table2.B4" style:family="table-cell">
      <style:table-cell-properties style:vertical-align="middle" fo:padding-left="0.164cm" fo:padding-right="0.191cm" fo:padding-top="0cm" fo:padding-bottom="0cm" fo:border="0.5pt solid #c0c0c0"/>
    </style:style>
    <style:style style:name="Table2.B5" style:family="table-cell">
      <style:table-cell-properties style:vertical-align="middle" fo:padding-left="0.164cm" fo:padding-right="0.191cm" fo:padding-top="0cm" fo:padding-bottom="0cm" fo:border="0.5pt solid #c0c0c0"/>
    </style:style>
    <style:style style:name="Table3" style:family="table">
      <style:table-properties style:width="17.702cm" fo:margin-left="0cm" fo:margin-top="0cm" fo:margin-bottom="0cm" table:align="left" style:writing-mode="lr-tb"/>
    </style:style>
    <style:style style:name="Table3.A" style:family="table-column">
      <style:table-column-properties style:column-width="5.269cm"/>
    </style:style>
    <style:style style:name="Table3.B" style:family="table-column">
      <style:table-column-properties style:column-width="12.432cm"/>
    </style:style>
    <style:style style:name="Table3.1" style:family="table-row">
      <style:table-row-properties style:min-row-height="0.69cm" fo:keep-together="auto"/>
    </style:style>
    <style:style style:name="Table3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3.B1" style:family="table-cell">
      <style:table-cell-properties fo:padding-left="0.164cm" fo:padding-right="0.191cm" fo:padding-top="0cm" fo:padding-bottom="0cm" fo:border="0.5pt solid #808080"/>
    </style:style>
    <style:style style:name="Table3.2" style:family="table-row">
      <style:table-row-properties style:min-row-height="1.655cm" fo:keep-together="auto"/>
    </style:style>
    <style:style style:name="Table3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3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" style:family="table">
      <style:table-properties style:width="17.709cm" fo:margin-left="0cm" fo:margin-top="0cm" fo:margin-bottom="0cm" table:align="left" style:writing-mode="lr-tb"/>
    </style:style>
    <style:style style:name="Table4.A" style:family="table-column">
      <style:table-column-properties style:column-width="5.263cm"/>
    </style:style>
    <style:style style:name="Table4.B" style:family="table-column">
      <style:table-column-properties style:column-width="12.444cm"/>
    </style:style>
    <style:style style:name="Table4.1" style:family="table-row">
      <style:table-row-properties style:min-row-height="0.69cm" fo:keep-together="auto"/>
    </style:style>
    <style:style style:name="Table4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4.B1" style:family="table-cell">
      <style:table-cell-properties fo:padding-left="0.164cm" fo:padding-right="0.191cm" fo:padding-top="0cm" fo:padding-bottom="0cm" fo:border="0.5pt solid #808080"/>
    </style:style>
    <style:style style:name="Table4.2" style:family="table-row">
      <style:table-row-properties style:min-row-height="1.49cm" fo:keep-together="auto"/>
    </style:style>
    <style:style style:name="Table4.A2" style:family="table-cell">
      <style:table-cell-properties style:vertical-align="middle" fo:background-color="#ffffff" fo:padding-left="0.164cm" fo:padding-right="0.191cm" fo:padding-top="0cm" fo:padding-bottom="0cm" fo:border="0.5pt solid #c0c0c0">
        <style:background-image/>
      </style:table-cell-properties>
    </style:style>
    <style:style style:name="Table4.B2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.3" style:family="table-row">
      <style:table-row-properties style:min-row-height="1.298cm" fo:keep-together="auto"/>
    </style:style>
    <style:style style:name="Table4.A3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0.5pt solid #c0c0c0" fo:border-bottom="2.25pt outset #d9d9d9">
        <style:background-image/>
      </style:table-cell-properties>
    </style:style>
    <style:style style:name="Table4.B3" style:family="table-cell">
      <style:table-cell-properties style:vertical-align="middle" fo:padding-left="0.164cm" fo:padding-right="0.191cm" fo:padding-top="0cm" fo:padding-bottom="0cm" fo:border="0.5pt solid #c0c0c0"/>
    </style:style>
    <style:style style:name="Table4.4" style:family="table-row">
      <style:table-row-properties style:min-row-height="1.529cm" fo:keep-together="auto"/>
    </style:style>
    <style:style style:name="Table4.A4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2.25pt outset #d9d9d9" fo:border-bottom="2.25pt outset #d9d9d9">
        <style:background-image/>
      </style:table-cell-properties>
    </style:style>
    <style:style style:name="Table4.B4" style:family="table-cell">
      <style:table-cell-properties style:vertical-align="middle" fo:padding-left="0.164cm" fo:padding-right="0.191cm" fo:padding-top="0cm" fo:padding-bottom="0cm" fo:border="0.5pt solid #c0c0c0"/>
    </style:style>
    <style:style style:name="Table5" style:family="table">
      <style:table-properties style:width="17.653cm" fo:margin-left="0cm" fo:margin-top="0cm" fo:margin-bottom="0cm" table:align="left" style:writing-mode="lr-tb"/>
    </style:style>
    <style:style style:name="Table5.A" style:family="table-column">
      <style:table-column-properties style:column-width="5.239cm"/>
    </style:style>
    <style:style style:name="Table5.B" style:family="table-column">
      <style:table-column-properties style:column-width="12.412cm"/>
    </style:style>
    <style:style style:name="Table5.1" style:family="table-row">
      <style:table-row-properties style:min-row-height="0.691cm" fo:keep-together="always"/>
    </style:style>
    <style:style style:name="Table5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5.B1" style:family="table-cell">
      <style:table-cell-properties fo:padding-left="0.164cm" fo:padding-right="0.191cm" fo:padding-top="0cm" fo:padding-bottom="0cm" fo:border="0.5pt solid #808080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style:vertical-align="middle" fo:background-color="#ffffff" fo:padding-left="0.164cm" fo:padding-right="0.191cm" fo:padding-top="0cm" fo:padding-bottom="0cm" fo:border-left="0.5pt solid #c0c0c0" fo:border-right="0.5pt solid #c0c0c0" fo:border-top="0.5pt solid #a5a5a5" fo:border-bottom="0.5pt solid #c0c0c0">
        <style:background-image/>
      </style:table-cell-properties>
    </style:style>
    <style:style style:name="Table5.B2" style:family="table-cell">
      <style:table-cell-properties style:vertical-align="middle" fo:padding-left="0.164cm" fo:padding-right="0.191cm" fo:padding-top="0cm" fo:padding-bottom="0cm" fo:border-left="0.5pt solid #c0c0c0" fo:border-right="0.5pt solid #c0c0c0" fo:border-top="0.5pt solid #a5a5a5" fo:border-bottom="0.5pt solid #c0c0c0"/>
    </style:style>
    <style:style style:name="Table6" style:family="table">
      <style:table-properties style:width="17.702cm" fo:margin-left="0cm" fo:margin-top="0cm" fo:margin-bottom="0cm" table:align="left" style:writing-mode="lr-tb"/>
    </style:style>
    <style:style style:name="Table6.A" style:family="table-column">
      <style:table-column-properties style:column-width="5.269cm"/>
    </style:style>
    <style:style style:name="Table6.B" style:family="table-column">
      <style:table-column-properties style:column-width="12.432cm"/>
    </style:style>
    <style:style style:name="Table6.1" style:family="table-row">
      <style:table-row-properties style:min-row-height="0.212cm" fo:keep-together="auto"/>
    </style:style>
    <style:style style:name="Table6.A1" style:family="table-cell">
      <style:table-cell-properties style:vertical-align="middle" fo:background-color="#bfbfbf" fo:padding-left="0.164cm" fo:padding-right="0.191cm" fo:padding-top="0cm" fo:padding-bottom="0cm" fo:border="0.5pt solid #808080">
        <style:background-image/>
      </style:table-cell-properties>
    </style:style>
    <style:style style:name="Table6.B1" style:family="table-cell">
      <style:table-cell-properties fo:padding-left="0.164cm" fo:padding-right="0.191cm" fo:padding-top="0cm" fo:padding-bottom="0cm" fo:border="0.5pt solid #808080"/>
    </style:style>
    <style:style style:name="Table6.2" style:family="table-row">
      <style:table-row-properties style:min-row-height="0.861cm" fo:keep-together="always"/>
    </style:style>
    <style:style style:name="Table6.A2" style:family="table-cell">
      <style:table-cell-properties fo:padding-left="0.164cm" fo:padding-right="0.191cm" fo:padding-top="0cm" fo:padding-bottom="0cm" fo:border-left="0.5pt solid #c0c0c0" fo:border-right="0.5pt solid #c0c0c0" fo:border-top="0.5pt solid #808080" fo:border-bottom="0.5pt solid #c0c0c0"/>
    </style:style>
    <style:style style:name="Table6.B2" style:family="table-cell">
      <style:table-cell-properties style:vertical-align="middle" fo:padding-left="0.164cm" fo:padding-right="0.191cm" fo:padding-top="0cm" fo:padding-bottom="0cm" fo:border-left="0.5pt solid #c0c0c0" fo:border-right="0.5pt solid #c0c0c0" fo:border-top="0.5pt solid #808080" fo:border-bottom="0.5pt solid #a5a5a5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 style:master-page-name="Standard">
      <style:paragraph-properties fo:margin-left="0cm" fo:margin-right="-0.056cm" fo:text-indent="0cm" style:auto-text-indent="false" style:page-number="auto">
        <style:tab-stops>
          <style:tab-stop style:position="17.196cm" style:type="right"/>
        </style:tab-stops>
      </style:paragraph-properties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margin-left="0cm" fo:margin-right="0.25cm" fo:text-indent="0cm" style:auto-text-indent="false"/>
    </style:style>
    <style:style style:name="P4" style:family="paragraph" style:parent-style-name="Standard">
      <style:paragraph-properties fo:margin-left="0cm" fo:margin-right="0.25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.25cm" fo:text-indent="0cm" style:auto-text-indent="false"/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margin-left="0cm" fo:margin-right="0.25cm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left="0cm" fo:margin-right="0.25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cm" fo:margin-right="0.25cm" fo:text-indent="0cm" style:auto-text-indent="false"/>
      <style:text-properties style:font-name="Verdana" fo:font-size="8pt" style:font-size-asian="8pt" style:font-size-complex="8pt"/>
    </style:style>
    <style:style style:name="P9" style:family="paragraph" style:parent-style-name="Standard">
      <style:paragraph-properties fo:margin-left="0cm" fo:margin-right="0.25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.06cm" fo:margin-right="0.25cm" fo:text-indent="0cm" style:auto-text-indent="false"/>
    </style:style>
    <style:style style:name="P11" style:family="paragraph" style:parent-style-name="Standard">
      <style:paragraph-properties fo:margin-left="0.06cm" fo:margin-right="0.25cm" fo:line-height="115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06cm" fo:margin-right="0.25cm" fo:line-height="115%" fo:text-align="justify" style:justify-single-word="false" fo:text-indent="0cm" style:auto-text-indent="false"/>
      <style:text-properties officeooo:paragraph-rsid="000bcee3"/>
    </style:style>
    <style:style style:name="P13" style:family="paragraph" style:parent-style-name="Standard">
      <style:paragraph-properties fo:margin-left="0.06cm" fo:margin-right="0.25cm" fo:line-height="115%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-0.191cm" fo:margin-right="-0.191cm" fo:text-indent="0.191cm" style:auto-text-indent="false"/>
    </style:style>
    <style:style style:name="P15" style:family="paragraph" style:parent-style-name="Standard">
      <style:paragraph-properties fo:margin-left="10.16cm" fo:margin-right="0cm" fo:text-align="center" style:justify-single-word="false" fo:text-indent="1.27cm" style:auto-text-indent="false"/>
    </style:style>
    <style:style style:name="P16" style:family="paragraph" style:parent-style-name="Text_20_body" style:list-style-name="WWNum2"/>
    <style:style style:name="P17" style:family="paragraph" style:parent-style-name="Text_20_body" style:list-style-name="WWNum2">
      <style:text-properties officeooo:rsid="000bcee3" officeooo:paragraph-rsid="000bcee3"/>
    </style:style>
    <style:style style:name="P18" style:family="paragraph" style:parent-style-name="Footnote">
      <style:paragraph-properties fo:margin-left="0cm" fo:margin-right="0.25cm" fo:text-indent="0cm" style:auto-text-indent="false"/>
    </style:style>
    <style:style style:name="P19" style:family="paragraph" style:parent-style-name="Footnote">
      <style:paragraph-properties fo:margin-left="0cm" fo:margin-right="0.25cm" fo:text-indent="0cm" style:auto-text-indent="false"/>
      <style:text-properties style:font-name="Verdana"/>
    </style:style>
    <style:style style:name="P20" style:family="paragraph" style:parent-style-name="Footnote" style:list-style-name="WWNum1">
      <style:paragraph-properties fo:margin-left="1.27cm" fo:margin-right="0.25cm" fo:text-indent="-0.635cm" style:auto-text-indent="false"/>
    </style:style>
    <style:style style:name="P21" style:family="paragraph" style:parent-style-name="Footnote">
      <style:paragraph-properties fo:margin-left="0cm" fo:margin-right="-0.182cm" fo:text-indent="0cm" style:auto-text-indent="false"/>
    </style:style>
    <style:style style:name="P22" style:family="paragraph" style:parent-style-name="Title">
      <loext:graphic-properties draw:fill="solid" draw:fill-color="#ffffff"/>
      <style:paragraph-properties fo:margin-left="0cm" fo:margin-right="-0.056cm" fo:text-align="start" style:justify-single-word="false" fo:text-indent="0.002cm" style:auto-text-indent="false" fo:background-color="#ffffff"/>
    </style:style>
    <style:style style:name="P23" style:family="paragraph" style:parent-style-name="objective">
      <style:paragraph-properties fo:margin-left="-0.501cm" fo:margin-right="0.25cm" fo:margin-top="0cm" fo:margin-bottom="0cm" loext:contextual-spacing="false" fo:line-height="100%" fo:text-indent="0cm" style:auto-text-indent="false"/>
      <style:text-properties style:font-name="Verdana" fo:font-size="10pt" style:font-size-asian="10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bold" style:font-size-asian="10pt" style:font-weight-asian="bold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fo:font-weight="bold" officeooo:rsid="000bcee3" style:font-size-asian="10pt" style:font-weight-asian="bold" style:font-size-complex="10pt"/>
    </style:style>
    <style:style style:name="T5" style:family="text">
      <style:text-properties style:font-name="Verdana" fo:font-size="10pt" fo:font-weight="bold" officeooo:rsid="000bcee3" style:font-size-asian="10pt" style:font-weight-asian="bold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officeooo:rsid="000bcee3" style:font-size-asian="10pt" style:font-size-complex="10pt"/>
    </style:style>
    <style:style style:name="T8" style:family="text">
      <style:text-properties style:font-name="Verdana" fo:font-weight="bold" style:font-weight-asian="bold"/>
    </style:style>
    <style:style style:name="T9" style:family="text">
      <style:text-properties style:font-name="Verdana" fo:font-weight="bold" style:font-weight-asian="bold" style:font-weight-complex="bold"/>
    </style:style>
    <style:style style:name="T10" style:family="text">
      <style:text-properties fo:text-transform="uppercase" style:font-name="Verdana" fo:font-size="10pt" fo:font-weight="bold" style:font-size-asian="10pt" style:font-weight-asian="bold" style:font-size-complex="10pt"/>
    </style:style>
    <style:style style:name="T11" style:family="text">
      <style:text-properties style:text-position="super 58%" style:font-name="Verdana" fo:font-size="10pt" fo:font-weight="bold" style:font-size-asian="10pt" style:font-weight-asian="bold" style:font-size-complex="10pt"/>
    </style:style>
    <style:style style:name="T12" style:family="text">
      <style:text-properties style:font-name="Candara" fo:font-size="10pt" style:font-size-asian="10pt" style:font-size-complex="10pt" style:font-weight-complex="bold"/>
    </style:style>
    <style:style style:name="T13" style:family="text">
      <style:text-properties style:font-name="Dyuthi" fo:font-size="24pt" style:text-underline-style="none" fo:font-weight="normal" style:font-size-asian="24pt" style:font-weight-asian="normal" style:font-size-complex="24pt" style:font-weight-complex="bold"/>
    </style:style>
    <style:style style:name="T14" style:family="text">
      <style:text-properties style:font-name="Dyuthi" fo:font-size="18pt" style:text-underline-style="none" fo:font-weight="normal" style:font-size-asian="18pt" style:font-weight-asian="normal" style:font-size-complex="14pt" style:font-weight-complex="bold"/>
    </style:style>
    <style:style style:name="T15" style:family="text">
      <style:text-properties fo:color="#0d0d0d" style:font-name="Dyuthi" fo:font-size="16pt" style:text-underline-style="none" fo:font-weight="bold" style:font-size-asian="16pt" style:font-weight-asian="bold" style:font-size-complex="16pt"/>
    </style:style>
    <style:style style:name="T16" style:family="text">
      <style:text-properties fo:color="#0d0d0d" style:font-name="AnjaliOldLipi" fo:font-size="16pt" style:text-underline-style="none" fo:font-weight="bold" style:font-size-asian="16pt" style:font-weight-asian="bold" style:font-size-complex="16pt"/>
    </style:style>
    <style:style style:name="T17" style:family="text">
      <style:text-properties fo:color="#0d0d0d" style:font-name="Verdana" fo:font-size="10pt" fo:language="fr" fo:country="FR" style:text-underline-style="none" fo:font-weight="normal" style:font-size-asian="10pt" style:font-weight-asian="normal" style:font-name-complex="Arial1" style:font-size-complex="14pt" style:font-weight-complex="bold" fo:background-color="#ffffff"/>
    </style:style>
    <style:style style:name="T18" style:family="text">
      <style:text-properties fo:color="#0d0d0d" style:font-name="Verdana" fo:font-size="10.5pt" fo:language="fr" fo:country="FR" style:text-underline-style="none" fo:font-weight="normal" style:font-size-asian="10.5pt" style:font-weight-asian="normal" style:font-name-complex="Arial1" style:font-size-complex="10.5pt" style:font-weight-complex="bold" fo:background-color="#ffffff"/>
    </style:style>
    <style:style style:name="T19" style:family="text"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background-color="#ffffff"/>
    </style:style>
    <style:style style:name="T20" style:family="text">
      <style:text-properties fo:color="#000000" style:font-name="Arial" fo:font-size="22pt" fo:font-style="normal" fo:font-weight="bold" fo:background-color="#ffffff" loext:char-shading-value="0" style:font-size-asian="22pt" style:font-style-asian="normal" style:font-weight-asian="bold" style:font-name-complex="Arial1" style:font-size-complex="22pt" style:font-style-complex="normal" style:font-weight-complex="bold"/>
    </style:style>
    <style:style style:name="T21" style:family="text">
      <style:text-properties fo:font-size="22pt" style:font-size-asian="22pt" style:font-size-complex="22pt"/>
    </style:style>
    <style:style style:name="gr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26cm" fo:margin-right="0.026cm" fo:margin-top="0.03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name="1026" draw:style-name="gr1" draw:text-style-name="P24" svg:x1="0.011cm" svg:y1="0.379cm" svg:x2="17.717cm" svg:y2="0.383cm"><text:p/></draw:line></text:p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<text:span text:style-name="T8">Technical Skills</text:span></text:p>
          </table:table-cell>
          <table:table-cell table:style-name="Table2.B1" office:value-type="string">
            <text:p text:style-name="Standard"/>
          </table:table-cell>
        </table:table-row>
        <table:table-row table:style-name="Table2.2">
          <table:table-cell table:style-name="Table2.A2" office:value-type="string">
            <text:p text:style-name="P3"><text:span text:style-name="T3">Languages</text:span></text:p>
          </table:table-cell>
          <table:table-cell table:style-name="Table2.B2" office:value-type="string">
            <text:p text:style-name="P18"><text:span text:style-name="T1">C, JAVA 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3">Operating System</text:span></text:p>
          </table:table-cell>
          <table:table-cell table:style-name="Table2.B3" office:value-type="string">
            <text:p text:style-name="P3"><text:span text:style-name="T6">Windows, Ubuntu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3">Databases</text:span></text:p>
          </table:table-cell>
          <table:table-cell table:style-name="Table2.B4" office:value-type="string">
            <text:p text:style-name="P3"><text:span text:style-name="T6">MySQL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3">Web Technologies</text:span></text:p>
          </table:table-cell>
          <table:table-cell table:style-name="Table2.B5" office:value-type="string">
            <text:p text:style-name="P3"><text:span text:style-name="T6">SERV</text:span><text:span text:style-name="T7">LE</text:span><text:span text:style-name="T6">T</text:span><text:span text:style-name="T7">S</text:span><text:span text:style-name="T6">, JSP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<text:span text:style-name="T8">Personal Skills</text:span></text:p>
          </table:table-cell>
          <table:table-cell table:style-name="Table3.B1" office:value-type="string">
            <text:p text:style-name="Standard"/>
          </table:table-cell>
        </table:table-row>
        <table:table-row table:style-name="Table3.2">
          <table:table-cell table:style-name="Table3.A2" office:value-type="string">
            <text:p text:style-name="P7"/>
          </table:table-cell>
          <table:table-cell table:style-name="Table3.B2" office:value-type="string">
            <text:list xml:id="list2421732313" text:style-name="WWNum1">
              <text:list-item>
                <text:p text:style-name="P20"><text:span text:style-name="T1">DATA STRUCTURE (LINEAR AND TREES)</text:span></text:p>
              </text:list-item>
              <text:list-item>
                <text:p text:style-name="P20">ALGORITHMS</text:p>
              </text:list-item>
            </text:list>
            <text:p text:style-name="P19"/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8">Educational Qualification</text:span></text:p>
          </table:table-cell>
          <table:table-cell table:style-name="Table4.B1" office:value-type="string">
            <text:p text:style-name="Standard"/>
          </table:table-cell>
        </table:table-row>
        <table:table-row table:style-name="Table4.2">
          <table:table-cell table:style-name="Table4.A2" office:value-type="string">
            <text:p text:style-name="P3"><text:span text:style-name="T3">B. Tech (CSE)</text:span></text:p>
            <text:p text:style-name="P3"><text:span text:style-name="T6">(2016-2020)</text:span></text:p>
          </table:table-cell>
          <table:table-cell table:style-name="Table4.B2" office:value-type="string">
            <text:p text:style-name="P4"><text:span text:style-name="T10">INTEGRAL UNIVERSITY LUCKNOW</text:span></text:p>
            <text:p text:style-name="P4"><text:span text:style-name="T10">Marks: 71%</text:span></text:p>
          </table:table-cell>
        </table:table-row>
        <table:table-row table:style-name="Table4.3">
          <table:table-cell table:style-name="Table4.A3" office:value-type="string">
            <text:p text:style-name="P3"><text:span text:style-name="T3">Intermediate </text:span></text:p>
            <text:p text:style-name="P3"><text:span text:style-name="T6">( 2015-2016 ) <text:s text:c="4"/></text:span></text:p>
          </table:table-cell>
          <table:table-cell table:style-name="Table4.B3" office:value-type="string">
            <text:p text:style-name="P4"><text:span text:style-name="T3">HINDU INTER COLLAGE (STATE BOARD )</text:span></text:p>
            <text:p text:style-name="P4"><text:span text:style-name="T6">MARKS: 70.4%</text:span></text:p>
          </table:table-cell>
        </table:table-row>
        <table:table-row table:style-name="Table4.4">
          <table:table-cell table:style-name="Table4.A4" office:value-type="string">
            <text:p text:style-name="P3"><text:span text:style-name="T3">10</text:span><text:span text:style-name="T11">th</text:span></text:p>
            <text:p text:style-name="P3"><text:span text:style-name="T6">( <text:s/>2014-2015 ) <text:s text:c="16"/></text:span></text:p>
          </table:table-cell>
          <table:table-cell table:style-name="Table4.B4" office:value-type="string">
            <text:p text:style-name="P4"><text:span text:style-name="T3">TOOLIKA PUBLIC SCHOOL GHAZIPUR (C.B.S.E)</text:span></text:p>
            <text:p text:style-name="P4"><text:span text:style-name="T6">MARKS: 7.8 CGPA</text:span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<text:span text:style-name="T9">Academic Project</text:span></text:p>
          </table:table-cell>
          <table:table-cell table:style-name="Table5.B1" office:value-type="string">
            <text:p text:style-name="Standard"/>
          </table:table-cell>
        </table:table-row>
        <table:table-row table:style-name="Table5.2"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11"><text:span text:style-name="T2">MINI-PROJECT (C WITH MYSQL DATABASE )</text:span><text:span text:style-name="T5">PRODUCT SEARCH SYSTEM</text:span><text:span text:style-name="T2"> :</text:span><text:span text:style-name="T3"> The main objective of this project was to check about the </text:span><text:span text:style-name="T4">status of product.</text:span></text:p>
            <text:p text:style-name="P12"><text:span text:style-name="T4">( </text:span><text:a xlink:type="simple" xlink:href="https://github.com/88nafees77/mysql-with-C" text:style-name="Internet_20_link" text:visited-style-name="Visited_20_Internet_20_Link"><text:span text:style-name="T4">https://github.com/88nafees77/mysql-with-C</text:span></text:a><text:span text:style-name="T4"> )</text:span></text:p>
            <text:p text:style-name="P13"/>
            <text:p text:style-name="P11"><text:span text:style-name="T6"><text:s text:c="21"/>-</text:span></text:p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<text:span text:style-name="T3">Extracurricular Activities</text:span></text:p>
          </table:table-cell>
          <table:table-cell table:style-name="Table6.B1" office:value-type="string">
            <text:p text:style-name="Text_20_body"/>
          </table:table-cell>
        </table:table-row>
        <table:table-row table:style-name="Table6.2">
          <table:table-cell table:style-name="Table6.A2" office:value-type="string">
            <text:p text:style-name="P23"/>
          </table:table-cell>
          <table:table-cell table:style-name="Table6.B2" office:value-type="string">
            <text:list xml:id="list1337102707" text:style-name="WWNum2">
              <text:list-item>
                <text:p text:style-name="P16">Participated in college level Cricket competition.</text:p>
              </text:list-item>
              <text:list-item>
                <text:p text:style-name="P16">Participated in the <text:s/>campus level programming challenge in hackerearth</text:p>
              </text:list-item>
              <text:list-item>
                <text:p text:style-name="P16">Geeks For Geeks topper in my college</text:p>
              </text:list-item>
              <text:list-item>
                <text:p text:style-name="P17">practiced programming challenge on various platforms such as GeeksForGeeks,HackerRank,HackerEarth,LeetCode</text:p>
              </text:list-item>
            </text:list>
          </table:table-cell>
        </table:table-row>
      </table:table>
      <text:p text:style-name="P1"/>
      <text:p text:style-name="P15"><text:span text:style-name="T12"><text:s text:c="5"/></text:span><text:span text:style-name="T3"><text:s text:c="7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AnjaliOldLipi" svg:font-family="AnjaliOldLipi" style:font-family-generic="roma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ndara" svg:font-family="Candara" style:font-family-generic="roman" style:font-pitch="variable"/>
    <style:font-face style:name="Courier New" svg:font-family="'Courier New'" style:font-family-generic="roman" style:font-pitch="variable"/>
    <style:font-face style:name="Dyuthi" svg:font-family="Dyuth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9pt" style:font-size-asian="9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keep-with-next="always"/>
      <style:text-properties fo:font-size="13pt" fo:font-weight="bold" style:font-size-asian="13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end" style:justify-single-word="false" fo:keep-with-next="always"/>
      <style:text-properties style:font-name="Verdana" fo:font-family="Verdana" style:font-family-generic="roman" style:font-pitch="variable" fo:font-size="8pt" fo:font-weight="bold" style:font-size-asian="8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8pt" fo:font-weight="bold" style:font-size-asian="8pt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center" style:justify-single-word="false" fo:keep-with-next="always"/>
      <style:text-properties fo:font-size="15pt" style:text-underline-style="solid" style:text-underline-width="auto" style:text-underline-color="font-color" fo:font-weight="bold" style:font-size-asian="15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1.429cm" fo:margin-right="0cm" fo:text-indent="-0.794cm" style:auto-text-indent="false"/>
      <style:text-properties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style:font-pitch="variable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_20_Bullet" style:display-name="List Bulle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 style:font-size-complex="10pt"/>
    </style:style>
    <style:style style:name="strong_2b_Vrrdana" style:display-name="strong+Vrrdana" style:family="paragraph" style:parent-style-name="Standard" style:default-outline-level="">
      <style:paragraph-properties fo:margin-left="0.635cm" fo:margin-right="0cm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Job_20_Title" style:display-name="Job Title" style:family="paragraph" style:next-style-name="Standard" style:default-outline-level="">
      <style:paragraph-properties fo:margin-top="0cm" fo:margin-bottom="0.106cm" loext:contextual-spacing="false" style:line-height-at-least="0.388cm" fo:text-align="start" style:justify-single-word="false" fo:orphans="2" fo:widows="2" style:writing-mode="lr-tb"/>
      <style:text-properties style:use-window-font-color="true" style:font-name="Arial Black" fo:font-family="'Arial Black'" style:font-family-generic="roman" style:font-pitch="variable" fo:font-size="12pt" fo:letter-spacing="-0.018cm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Arial Black1" style:font-family-complex="'Arial Black'" style:font-family-generic-complex="system" style:font-pitch-complex="variable" style:font-size-complex="10pt" style:language-complex="ar" style:country-complex="SA"/>
    </style:style>
    <style:style style:name="Body_20_2" style:display-name="Body 2" style:family="paragraph" style:parent-style-name="Standard" style:default-outline-level="">
      <style:paragraph-properties fo:margin-left="1.905cm" fo:margin-right="0cm" fo:margin-top="0cm" fo:margin-bottom="0.212cm" loext:contextual-spacing="false" fo:text-align="justify" style:justify-single-word="false" fo:text-indent="0cm" style:auto-text-indent="false" style:snap-to-layout-grid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SSWResume_5f_Paragraph" style:display-name="SSWResume_Paragraph" style:family="paragraph" style:parent-style-name="Standard" style:default-outline-level="">
      <style:paragraph-properties fo:margin-left="1.27cm" fo:margin-right="0cm" fo:text-indent="0cm" style:auto-text-indent="false" style:punctuation-wrap="simple" style:vertical-align="baseline"/>
      <style:text-properties style:font-name="Arial" fo:font-family="Arial" style:font-family-generic="roman" style:font-pitch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" style:family="paragraph" style:parent-style-name="Standard" style:default-outline-level="">
      <loext:graphic-properties draw:fill="solid" draw:fill-color="#f2f2f2"/>
      <style:paragraph-properties fo:margin-left="1.501cm" fo:margin-right="0cm" fo:margin-top="0cm" fo:margin-bottom="0.212cm" loext:contextual-spacing="false" fo:text-indent="-1.501cm" style:auto-text-indent="false" fo:background-color="#f2f2f2" fo:padding-left="0cm" fo:padding-right="0cm" fo:padding-top="0cm" fo:padding-bottom="0.071cm" fo:border-left="none" fo:border-right="none" fo:border-top="none" fo:border-bottom="0.74pt solid #00000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objective" style:family="paragraph" style:parent-style-name="Standard" style:default-outline-level="">
      <style:paragraph-properties fo:margin-top="0.176cm" fo:margin-bottom="0.176cm" loext:contextual-spacing="false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normal"/>
    </style:style>
    <style:style style:name="apple-style-span" style:family="text" style:parent-style-name="Default_20_Paragraph_20_Font"/>
    <style:style style:name="bigcapstyle1" style:family="text">
      <style:text-properties fo:color="#314d7c" style:font-name="Verdana" fo:font-family="Verdan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TML_20_Preformatted_20_Char" style:display-name="HTML Preformatted Char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le_20_Char" style:display-name="Title Char" style:family="text">
      <style:text-properties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color="#0d0d0d" style:font-name="Verdana" fo:font-family="Verdana" style:font-family-generic="roman" style:font-pitch="variable" fo:font-size="10pt" fo:language="fr" fo:country="FR" style:text-underline-style="none" fo:font-weight="normal" style:font-size-asian="10pt" style:font-weight-asian="normal" style:font-name-complex="Arial1" style:font-family-complex="Arial" style:font-family-generic-complex="system" style:font-pitch-complex="variable" style:font-size-complex="14pt" style:font-weight-complex="bold" fo:background-color="#ffffff"/>
    </style:style>
    <style:style style:name="ListLabel_20_47" style:display-name="ListLabel 47" style:family="text">
      <style:text-properties fo:color="#000000" style:font-name="Arial" fo:font-family="Arial" style:font-family-generic="roman" style:font-pitch="variable" fo:font-size="10pt" fo:language="fr" fo:country="FR" fo:font-style="normal" style:text-underline-style="none" fo:font-weight="bold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style-complex="normal" style:font-weight-complex="bold" fo:background-color="#ffffff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fo:color="#0d0d0d" style:font-name="Verdana" fo:font-family="Verdana" style:font-family-generic="roman" style:font-pitch="variable" fo:font-size="10pt" fo:language="fr" fo:country="FR" style:text-underline-style="none" fo:font-weight="normal" style:font-size-asian="10pt" style:font-weight-asian="normal" style:font-name-complex="Arial1" style:font-family-complex="Arial" style:font-family-generic-complex="system" style:font-pitch-complex="variable" style:font-size-complex="14pt" style:font-weight-complex="bold" fo:background-color="#ffffff"/>
    </style:style>
    <style:style style:name="ListLabel_20_67" style:display-name="ListLabel 67" style:family="text">
      <style:text-properties fo:color="#000000" style:font-name="Arial" fo:font-family="Arial" style:font-family-generic="roman" style:font-pitch="variable" fo:font-size="10pt" fo:language="fr" fo:country="FR" fo:font-style="normal" style:text-underline-style="none" fo:font-weight="bold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style-complex="normal" style:font-weight-complex="bold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loext:graphic-properties draw:fill="solid" draw:fill-color="#ffffff"/>
      <style:paragraph-properties fo:margin-left="0cm" fo:margin-right="-0.056cm" fo:text-align="start" style:justify-single-word="false" fo:text-indent="0.002cm" style:auto-text-indent="false" fo:background-color="#ffffff"/>
    </style:style>
    <style:style style:name="MT1" style:family="text">
      <style:text-properties style:font-name="Dyuthi" fo:font-size="24pt" style:text-underline-style="none" fo:font-weight="normal" style:font-size-asian="24pt" style:font-weight-asian="normal" style:font-size-complex="24pt" style:font-weight-complex="bold"/>
    </style:style>
    <style:style style:name="MT2" style:family="text">
      <style:text-properties style:font-name="Dyuthi" fo:font-size="18pt" style:text-underline-style="none" fo:font-weight="normal" style:font-size-asian="18pt" style:font-weight-asian="normal" style:font-size-complex="14pt" style:font-weight-complex="bold"/>
    </style:style>
    <style:style style:name="MT3" style:family="text">
      <style:text-properties fo:color="#0d0d0d" style:font-name="Dyuthi" fo:font-size="16pt" style:text-underline-style="none" fo:font-weight="bold" style:font-size-asian="16pt" style:font-weight-asian="bold" style:font-size-complex="16pt"/>
    </style:style>
    <style:style style:name="MT4" style:family="text">
      <style:text-properties fo:color="#0d0d0d" style:font-name="AnjaliOldLipi" fo:font-size="16pt" style:text-underline-style="none" fo:font-weight="bold" style:font-size-asian="16pt" style:font-weight-asian="bold" style:font-size-complex="16pt"/>
    </style:style>
    <style:style style:name="MT5" style:family="text">
      <style:text-properties fo:color="#0d0d0d" style:font-name="Verdana" fo:font-size="10pt" fo:language="fr" fo:country="FR" style:text-underline-style="none" fo:font-weight="normal" style:font-size-asian="10pt" style:font-weight-asian="normal" style:font-name-complex="Arial1" style:font-size-complex="14pt" style:font-weight-complex="bold" fo:background-color="#ffffff"/>
    </style:style>
    <style:style style:name="MT6" style:family="text">
      <style:text-properties fo:color="#0d0d0d" style:font-name="Verdana" fo:font-size="10.5pt" fo:language="fr" fo:country="FR" style:text-underline-style="none" fo:font-weight="normal" style:font-size-asian="10.5pt" style:font-weight-asian="normal" style:font-name-complex="Arial1" style:font-size-complex="10.5pt" style:font-weight-complex="bold" fo:background-color="#ffffff"/>
    </style:style>
    <style:style style:name="MT7" style:family="text">
      <style:text-properties fo:color="#000000" style:font-name="Arial" fo:font-size="10pt" fo:language="fr" fo:country="FR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background-color="#ffffff"/>
    </style:style>
    <style:style style:name="MT8" style:family="text">
      <style:text-properties fo:color="#000000" style:font-name="Arial" fo:font-size="22pt" fo:font-style="normal" fo:font-weight="bold" fo:background-color="#ffffff" loext:char-shading-value="0" style:font-size-asian="22pt" style:font-style-asian="normal" style:font-weight-asian="bold" style:font-name-complex="Arial1" style:font-size-complex="2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847cm" fo:margin-bottom="2cm" fo:margin-left="1.251cm" fo:margin-right="2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3" text:outline-level="3"><text:span text:style-name="MT1"><text:s text:c="21"/>N</text:span><text:span text:style-name="MT2">AME </text:span><text:span text:style-name="Intense_20_Reference"><text:span text:style-name="MT3">: </text:span></text:span><text:span text:style-name="Intense_20_Reference"><text:span text:style-name="MT4">NAFEES AHMAD ANSARI</text:span></text:span></text:h>
        <text:p text:style-name="MP1"><text:span text:style-name="Emphasis"><text:span text:style-name="MT5">Address : </text:span></text:span><text:span text:style-name="Emphasis"><text:span text:style-name="MT6">ZAMANIA DIST GHAZIPUR UTTAR PRADESH</text:span></text:span><text:span text:style-name="Emphasis"><text:span text:style-name="MT5"><text:line-break/>Pin Code : 232329<text:line-break/>Mobile : +91-6393545132<text:line-break/>Email : </text:span></text:span><text:a xlink:type="simple" xlink:href="mailto:CONTACT.NAFEES12@GMAIL.COM" text:style-name="ListLabel_20_66" text:visited-style-name="ListLabel_20_66"><text:span text:style-name="Emphasis"><text:span text:style-name="MT5">CONTACT.NAFEES12@GMAIL.COM</text:span></text:span></text:a></text:p>
        <text:p text:style-name="MP1"><text:span text:style-name="Emphasis"><text:span text:style-name="MT7">Github : </text:span></text:span><text:a xlink:type="simple" xlink:href="https://github.com/88nafees77" text:style-name="ListLabel_20_67" text:visited-style-name="ListLabel_20_67"><text:span text:style-name="Emphasis"><text:span text:style-name="MT7">https://github.com/88nafees77</text:span></text:span></text:a></text:p>
        <text:p text:style-name="Header"><text:span text:style-name="Emphasis"><text:span text:style-name="MT8"><text:s text:c="22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07:00</meta:creation-date>
    <meta:initial-creator>SURYAKANT</meta:initial-creator>
    <dc:language>en-IN</dc:language>
    <meta:print-date>2015-06-20T19:53:00</meta:print-date>
    <dc:date>2019-08-22T10:05:34.469276707</dc:date>
    <meta:editing-cycles>8</meta:editing-cycles>
    <dc:title>RESUME</dc:title>
    <meta:editing-duration>PT27M50S</meta:editing-duration>
    <meta:generator>LibreOffice/6.0.7.3$Linux_X86_64 LibreOffice_project/00m0$Build-3</meta:generator>
    <meta:document-statistic meta:table-count="5" meta:image-count="0" meta:object-count="0" meta:page-count="1" meta:paragraph-count="39" meta:word-count="151" meta:character-count="1238" meta:non-whitespace-character-count="964"/>
    <meta:user-defined meta:name="AppVersion">15.0000</meta:user-defined>
    <meta:user-defined meta:name="Company">SnipeR's Redemption Netwo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